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wiss" style:font-pitch="variable"/>
    <style:font-face style:name="Chandas" svg:font-family="Chanda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Standard">
      <style:paragraph-properties fo:text-align="center" style:justify-single-word="false"/>
      <style:text-properties style:font-name="Chandas" fo:font-size="24pt" fo:font-weight="bold" officeooo:rsid="000f1102" officeooo:paragraph-rsid="000f1102"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Chandas" fo:font-size="11pt" fo:font-weight="normal" officeooo:rsid="000f1102" officeooo:paragraph-rsid="000f1102" style:font-size-asian="9.60000038146973pt" style:font-weight-asian="normal" style:font-size-complex="11pt" style:font-weight-complex="normal"/>
    </style:style>
    <style:style style:name="P3" style:family="paragraph" style:parent-style-name="Standard" style:list-style-name="L1">
      <style:paragraph-properties fo:text-align="start" style:justify-single-word="false"/>
      <style:text-properties style:font-name="Chandas" fo:font-size="11pt" fo:font-weight="normal" officeooo:rsid="000f1102" officeooo:paragraph-rsid="000f1102" style:font-size-asian="9.60000038146973pt" style:font-weight-asian="normal" style:font-size-complex="11pt" style:font-weight-complex="normal"/>
    </style:style>
    <style:style style:name="P4" style:family="paragraph" style:parent-style-name="Standard" style:list-style-name="L2">
      <style:paragraph-properties fo:text-align="start" style:justify-single-word="false"/>
      <style:text-properties style:font-name="Chandas" fo:font-size="11pt" fo:font-weight="normal" officeooo:rsid="000f1102" officeooo:paragraph-rsid="000f1102"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font-name="Chandas" fo:font-size="11pt" fo:font-weight="normal" officeooo:rsid="00121b7b" officeooo:paragraph-rsid="00121b7b" style:font-size-asian="9.60000038146973pt" style:font-weight-asian="normal" style:font-size-complex="11pt" style:font-weight-complex="normal"/>
    </style:style>
    <style:style style:name="P6" style:family="paragraph" style:parent-style-name="Standard" style:list-style-name="L3">
      <style:paragraph-properties fo:text-align="start" style:justify-single-word="false"/>
      <style:text-properties style:font-name="Chandas" fo:font-size="11pt" fo:font-weight="normal" officeooo:rsid="00121b7b" officeooo:paragraph-rsid="00121b7b" style:font-size-asian="9.60000038146973pt" style:font-weight-asian="normal" style:font-size-complex="11pt" style:font-weight-complex="normal"/>
    </style:style>
    <style:style style:name="T1" style:family="text">
      <style:text-properties officeooo:rsid="0014ee6d"/>
    </style:style>
    <style:style style:name="T2" style:family="text">
      <style:text-properties officeooo:rsid="0019ef7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C</text:p>
      <text:p text:style-name="P2">NIC is a government project who win the bidding in the mid of 2017. <text:span text:style-name="T1">It works as a </text:span><text:span text:style-name="T2">kind of </text:span><text:span text:style-name="T1">welfare organization but they do business too. </text:span>It is the project of MOITT (Ministry of Information Technology and Telecommunication). It is funded by IGNITE department of government. IGNITE supports the public sector and also funds to projects related to technology.<text:line-break/><text:line-break/>Basically, they help the startups by giving them funds and some services too.<text:line-break/>They judge the idea to bring it to market.<text:line-break/>There are three categories of startups:</text:p>
      <text:list text:style-name="L1">
        <text:list-item>
          <text:p text:style-name="P3">Some startups just come up with an idea, NIC check the feasibility of an idea and analyze if it could work.</text:p>
        </text:list-item>
        <text:list-item>
          <text:p text:style-name="P3">Some come up with some prototypes, NIC also consider them but judging criteria is same.</text:p>
        </text:list-item>
        <text:list-item>
          <text:p text:style-name="P3">Some come up with final product, NIC also help them to bring it to market.</text:p>
        </text:list-item>
      </text:list>
      <text:p text:style-name="P2"><text:line-break/>Now, there are three rounds of application selection:</text:p>
      <text:list text:style-name="L2">
        <text:list-item>
          <text:p text:style-name="P4">Online pitching:</text:p>
          <text:list>
            <text:list-item>
              <text:p text:style-name="P4">Team conduct online interviews and prioritize problem solving ideas or unique ones.</text:p>
            </text:list-item>
          </text:list>
        </text:list-item>
        <text:list-item>
          <text:p text:style-name="P4">Physical pitching:</text:p>
          <text:list>
            <text:list-item>
              <text:p text:style-name="P4">Team conduct in-person interviews and judge idea on research and credibility of person.</text:p>
            </text:list-item>
          </text:list>
        </text:list-item>
        <text:list-item>
          <text:p text:style-name="P4"><text:soft-page-break/>In round three, they just select projects after filtering.</text:p>
        </text:list-item>
      </text:list>
      <text:p text:style-name="P2">NIC collects data on monthly basis and they have to report to IGNITE every three months.<text:line-break/>NIC got funded by IGNITE based on these reports.<text:line-break/>And on basis of KPIs (Key Performance Indicator), they reject projects.</text:p>
      <text:p text:style-name="P5">NIC works on 1 year plan, 6 months incubation and 6 months acceleration.<text:line-break/>NIC also do SECP registration of startups after selection by conducting 1 on 1 session with SECP.<text:line-break/>They also provide guidance to startups through coaches.<text:line-break/>Some services on start of startups are free from NIC which include logo designing, website and social media guidance etc.<text:line-break/>They also give global exposure to startups if needed.</text:p>
      <text:p text:style-name="P5">Darewro is one of the successful startup supported by NIC. They have earned more than 40 million dollars (if I’m not wrong). And today, they have more than 400 riders.<text:line-break/>NIC don’t own any unethical move of startups but they provide guidance to bring them out of it.</text:p>
      <text:p text:style-name="P5">Hierarchy of NIC:</text:p>
      <text:p text:style-name="P5">There is director and under him/her/they there are 3 heads:</text:p>
      <text:list text:style-name="L3">
        <text:list-item>
          <text:p text:style-name="P6">Head of marketing</text:p>
        </text:list-item>
        <text:list-item>
          <text:p text:style-name="P6">Head of programs</text:p>
          <text:list>
            <text:list-item>
              <text:p text:style-name="P6">For analyzing which startup needs which mentor.</text:p>
            </text:list-item>
          </text:list>
        </text:list-item>
        <text:list-item>
          <text:p text:style-name="P6">Head of monitoring, evaluation and programming.</text:p>
        </text:list-item>
      </text:list>
      <text:p text:style-name="P5"/>
      <text:p text:style-name="P5">NIC takes services of LMKT in Cyber crime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wiss" style:font-pitch="variable"/>
    <style:font-face style:name="Chandas" svg:font-family="Chanda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21:55:38.020927740</meta:creation-date>
    <dc:date>2023-11-03T22:38:18.640573411</dc:date>
    <meta:editing-duration>PT42M42S</meta:editing-duration>
    <meta:editing-cycles>5</meta:editing-cycles>
    <meta:generator>LibreOffice/7.5.5.2$Linux_X86_64 LibreOffice_project/50$Build-2</meta:generator>
    <meta:document-statistic meta:table-count="0" meta:image-count="0" meta:object-count="0" meta:page-count="2" meta:paragraph-count="21" meta:word-count="389" meta:character-count="2237" meta:non-whitespace-character-count="1879"/>
  </office:meta>
</office:document-meta>
</file>